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tate/Territory</text:p>
          </table:table-cell>
          <table:table-cell table:style-name="ce1" office:value-type="string" calcext:value-type="string">
            <text:p>Crime Rate (per 100,000)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1150.9" calcext:value-type="float">
            <text:p>1150.9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float" office:value="749.3" calcext:value-type="float">
            <text:p>749.3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726.3" calcext:value-type="float">
            <text:p>726.3</text:p>
          </table:table-cell>
        </table:table-row>
        <table:table-row table:style-name="ro2">
          <table:table-cell office:value-type="string" calcext:value-type="string">
            <text:p>Tennessee</text:p>
          </table:table-cell>
          <table:table-cell office:value-type="float" office:value="628.2" calcext:value-type="float">
            <text:p>628.2</text:p>
          </table:table-cell>
        </table:table-row>
        <table:table-row table:style-name="ro2">
          <table:table-cell office:value-type="string" calcext:value-type="string">
            <text:p>Arkansas</text:p>
          </table:table-cell>
          <table:table-cell office:value-type="float" office:value="619.9" calcext:value-type="float">
            <text:p>619.9</text:p>
          </table:table-cell>
        </table:table-row>
        <table:table-row table:style-name="ro2">
          <table:table-cell office:value-type="string" calcext:value-type="string">
            <text:p>Louisiana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float" office:value="508.2" calcext:value-type="float">
            <text:p>508.2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Missouri</text:p>
          </table:table-cell>
          <table:table-cell office:value-type="float" office:value="458.7" calcext:value-type="float">
            <text:p>458.7</text:p>
          </table:table-cell>
        </table:table-row>
        <table:table-row table:style-name="ro2">
          <table:table-cell office:value-type="string" calcext:value-type="string">
            <text:p>Michigan</text:p>
          </table:table-cell>
          <table:table-cell office:value-type="float" office:value="457.2" calcext:value-type="float">
            <text:p>457.2</text:p>
          </table:table-cell>
        </table:table-row>
        <table:table-row table:style-name="ro2">
          <table:table-cell office:value-type="string" calcext:value-type="string">
            <text:p>Montana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Kansas</text:p>
          </table:table-cell>
          <table:table-cell office:value-type="float" office:value="429.7" calcext:value-type="float">
            <text:p>429.7</text:p>
          </table:table-cell>
        </table:table-row>
        <table:table-row table:style-name="ro2">
          <table:table-cell office:value-type="string" calcext:value-type="string">
            <text:p>Maryland</text:p>
          </table:table-cell>
          <table:table-cell office:value-type="float" office:value="426.2" calcext:value-type="float">
            <text:p>426.2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float" office:value="416.8" calcext:value-type="float">
            <text:p>416.8</text:p>
          </table:table-cell>
        </table:table-row>
        <table:table-row table:style-name="ro2">
          <table:table-cell office:value-type="string" calcext:value-type="string">
            <text:p>Oklahoma</text:p>
          </table:table-cell>
          <table:table-cell office:value-type="float" office:value="413.7" calcext:value-type="float">
            <text:p>413.7</text:p>
          </table:table-cell>
        </table:table-row>
        <table:table-row table:style-name="ro2">
          <table:table-cell office:value-type="string" calcext:value-type="string">
            <text:p>Arizona</text:p>
          </table:table-cell>
          <table:table-cell office:value-type="float" office:value="408.8" calcext:value-type="float">
            <text:p>408.8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Alabama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float" office:value="391.4" calcext:value-type="float">
            <text:p>391.4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float" office:value="389.8" calcext:value-type="float">
            <text:p>389.8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float" office:value="380.2" calcext:value-type="float">
            <text:p>380.2</text:p>
          </table:table-cell>
        </table:table-row>
        <table:table-row table:style-name="ro1">
          <table:table-cell office:value-type="string" calcext:value-type="string">
            <text:p>United States (average)</text:p>
          </table:table-cell>
          <table:table-cell office:value-type="float" office:value="374.4" calcext:value-type="float">
            <text:p>374.4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357.2" calcext:value-type="float">
            <text:p>357.2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351.8" calcext:value-type="float">
            <text:p>351.8</text:p>
          </table:table-cell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float" office:value="349.7" calcext:value-type="float">
            <text:p>349.7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office:value-type="float" office:value="332.2" calcext:value-type="float">
            <text:p>332.2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float" office:value="326.3" calcext:value-type="float">
            <text:p>326.3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2">
          <table:table-cell office:value-type="string" calcext:value-type="string">
            <text:p>Illinois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2">
          <table:table-cell office:value-type="string" calcext:value-type="string">
            <text:p>Florida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2">
          <table:table-cell office:value-type="string" calcext:value-type="string">
            <text:p>Wisconsin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2">
          <table:table-cell office:value-type="string" calcext:value-type="string">
            <text:p>Iowa</text:p>
          </table:table-cell>
          <table:table-cell office:value-type="float" office:value="279.9" calcext:value-type="float">
            <text:p>279.9</text:p>
          </table:table-cell>
        </table:table-row>
        <table:table-row table:style-name="ro2">
          <table:table-cell office:value-type="string" calcext:value-type="string">
            <text:p>North Dakota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2">
          <table:table-cell office:value-type="string" calcext:value-type="string">
            <text:p>Pennsylvania</text:p>
          </table:table-cell>
          <table:table-cell office:value-type="float" office:value="266.4" calcext:value-type="float">
            <text:p>266.4</text:p>
          </table:table-cell>
        </table:table-row>
        <table:table-row table:style-name="ro2">
          <table:table-cell office:value-type="string" calcext:value-type="string">
            <text:p>West Virginia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float" office:value="236.2" calcext:value-type="float">
            <text:p>236.2</text:p>
          </table:table-cell>
        </table:table-row>
        <table:table-row table:style-name="ro2">
          <table:table-cell office:value-type="string" calcext:value-type="string">
            <text:p>Idah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Utah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2">
          <table:table-cell office:value-type="string" calcext:value-type="string">
            <text:p>Nebraska</text:p>
          </table:table-cell>
          <table:table-cell office:value-type="float" office:value="229.7" calcext:value-type="float">
            <text:p>229.7</text:p>
          </table:table-cell>
        </table:table-row>
        <table:table-row table:style-name="ro2">
          <table:table-cell office:value-type="string" calcext:value-type="string">
            <text:p>Kentucky</text:p>
          </table:table-cell>
          <table:table-cell office:value-type="float" office:value="224.3" calcext:value-type="float">
            <text:p>224.3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office:value-type="float" office:value="221.3" calcext:value-type="float">
            <text:p>221.3</text:p>
          </table:table-cell>
        </table:table-row>
        <table:table-row table:style-name="ro2">
          <table:table-cell office:value-type="string" calcext:value-type="string">
            <text:p>Vermont</text:p>
          </table:table-cell>
          <table:table-cell office:value-type="float" office:value="210.4" calcext:value-type="float">
            <text:p>210.4</text:p>
          </table:table-cell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float" office:value="202.8" calcext:value-type="float">
            <text:p>202.8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2">
          <table:table-cell office:value-type="string" calcext:value-type="string">
            <text:p>Rhode Island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2">
          <table:table-cell office:value-type="string" calcext:value-type="string">
            <text:p>Maine</text:p>
          </table:table-cell>
          <table:table-cell office:value-type="float" office:value="102.5" calcext:value-type="float">
            <text:p>10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9:40:19.18574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8:46:51.563940100</meta:creation-date>
    <dc:date>2025-04-16T19:40:53.299496400</dc:date>
    <meta:editing-duration>PT36S</meta:editing-duration>
    <meta:editing-cycles>2</meta:editing-cycles>
    <meta:generator>LibreOffice/25.2.1.2$Windows_X86_64 LibreOffice_project/d3abf4aee5fd705e4a92bba33a32f40bc4e56f49</meta:generator>
    <meta:document-statistic meta:table-count="1" meta:cell-count="106" meta:object-count="0"/>
  </office:meta>
</office:document-meta>
</file>